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paragraph-rsid="00180a7f"/>
    </style:style>
    <style:style style:name="P2" style:family="paragraph" style:parent-style-name="Standard">
      <style:text-properties fo:language="pt" fo:country="BR" officeooo:paragraph-rsid="001cb62a"/>
    </style:style>
    <style:style style:name="P3" style:family="paragraph" style:parent-style-name="Heading_20_3">
      <style:text-properties fo:language="pt" fo:country="BR"/>
    </style:style>
    <style:style style:name="T1" style:family="text">
      <style:text-properties officeooo:rsid="00180a7f"/>
    </style:style>
    <style:style style:name="T2" style:family="text">
      <style:text-properties officeooo:rsid="0019e6ed"/>
    </style:style>
    <style:style style:name="T3" style:family="text">
      <style:text-properties officeooo:rsid="001aedad"/>
    </style:style>
    <style:style style:name="T4" style:family="text">
      <style:text-properties officeooo:rsid="001cb6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span text:style-name="T1">E0</text:span></text:h>
      <text:p text:style-name="P1"><text:span text:style-name="T1">Evitar a entrada do palete quando o elevador estiver em uma posição que não seja a mais baixa</text:span></text:p>
      <text:p text:style-name="P1"><text:span text:style-name="T1"/></text:p>
      <text:h text:style-name="Heading_20_3" text:outline-level="3"><text:span text:style-name="T1">E1</text:span></text:h>
      <text:p text:style-name="P1"><text:span text:style-name="T1">Evitar a entrada de uma caixa com </text:span><text:span text:style-name="T2">a porta retrátil fechada</text:span></text:p>
      <text:p text:style-name="P1"><text:span text:style-name="T1"/></text:p>
      <text:h text:style-name="Heading_20_3" text:outline-level="3"><text:span text:style-name="T1">E2</text:span></text:h>
      <text:p text:style-name="P1"><text:span text:style-name="T1">Evitar </text:span><text:span text:style-name="T2">abrir a porta retrátil sem uma caixa </text:span><text:span text:style-name="T3">no buffer de entrada das caixas</text:span></text:p>
      <text:p text:style-name="P1"><text:span text:style-name="T1"/></text:p>
      <text:h text:style-name="Heading_20_3" text:outline-level="3"><text:span text:style-name="T1">E3</text:span></text:h>
      <text:p text:style-name="P2"><text:span text:style-name="T4">Evitar subir o elevador sem que haja um palete nele</text:span></text:p>
      <text:p text:style-name="P2"><text:span text:style-name="T4"/></text:p>
      <text:h text:style-name="Heading_20_3" text:outline-level="3"><text:span text:style-name="T4">E4</text:span></text:h>
      <text:p text:style-name="P2"><text:span text:style-name="T4">Evitar fechar a porta retrátil sem fixar a caixa</text:span></text:p>
      <text:p text:style-name="P2"><text:span text:style-name="T4"/></text:p>
      <text:h text:style-name="Heading_20_3" text:outline-level="3"><text:span text:style-name="T4">E5</text:span></text:h>
      <text:p text:style-name="P2"><text:span text:style-name="T4">Evitar fixar uma caixa com a porta retrátil aberta</text:span></text:p>
      <text:p text:style-name="P2"><text:span text:style-name="T4"/></text:p>
      <text:h text:style-name="Heading_20_3" text:outline-level="3"><text:span text:style-name="T4">E6</text:span></text:h>
      <text:p text:style-name="P2"><text:span text:style-name="T4">Cada palete irá carregar 3 caixas, uma em cima da outra. O empilhamento se dá com o uso do fixador, porta retrátil e elev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8S</meta:editing-duration>
    <meta:editing-cycles>7</meta:editing-cycles>
    <meta:generator>LibreOffice/3.6$Windows_x86 LibreOffice_project/2ef5aff-a6fb0ff-166bdff-cf087ad-0f1389</meta:generator>
    <dc:date>2013-05-17T00:16:50.49</dc:date>
    <meta:document-statistic meta:table-count="0" meta:image-count="0" meta:object-count="0" meta:page-count="1" meta:paragraph-count="14" meta:word-count="102" meta:character-count="515" meta:non-whitespace-character-count="427"/>
    <meta:user-defined meta:name="Info 1"/>
    <meta:user-defined meta:name="Info 2"/>
    <meta:user-defined meta:name="Info 3"/>
    <meta:user-defined meta:name="Info 4"/>
  </office:meta>
</office:document-meta>
</file>